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556" officeooo:paragraph-rsid="00049556"/>
    </style:style>
    <style:style style:name="P2" style:family="paragraph" style:parent-style-name="Standard">
      <style:text-properties officeooo:paragraph-rsid="00049556"/>
    </style:style>
    <style:style style:name="P3" style:family="paragraph" style:parent-style-name="Standard">
      <style:text-properties officeooo:paragraph-rsid="00049556" fo:background-color="transparent"/>
    </style:style>
    <style:style style:name="P4" style:family="paragraph" style:parent-style-name="Standard">
      <style:text-properties officeooo:rsid="00049556" officeooo:paragraph-rsid="00049556" fo:background-color="transparent"/>
    </style:style>
    <style:style style:name="P5" style:family="paragraph" style:parent-style-name="Standard">
      <style:text-properties officeooo:rsid="0007840b" officeooo:paragraph-rsid="0007840b" fo:background-color="transparent"/>
    </style:style>
    <style:style style:name="P6" style:family="paragraph" style:parent-style-name="Standard">
      <style:text-properties officeooo:rsid="00083318" officeooo:paragraph-rsid="00083318" fo:background-color="transparent"/>
    </style:style>
    <style:style style:name="P7" style:family="paragraph" style:parent-style-name="Standard">
      <style:text-properties officeooo:rsid="000ac8a4" officeooo:paragraph-rsid="000ac8a4" fo:background-color="transparent"/>
    </style:style>
    <style:style style:name="P8" style:family="paragraph" style:parent-style-name="Standard">
      <style:text-properties fo:font-style="italic" officeooo:rsid="0007840b" officeooo:paragraph-rsid="0007840b" fo:background-color="transparent" style:font-style-asian="italic" style:font-style-complex="italic"/>
    </style:style>
    <style:style style:name="P9" style:family="paragraph" style:parent-style-name="Standard">
      <style:text-properties fo:font-style="italic" officeooo:rsid="000bc17c" officeooo:paragraph-rsid="000bc17c" fo:background-color="transparent" style:font-style-asian="italic" style:font-style-complex="italic"/>
    </style:style>
    <style:style style:name="P10" style:family="paragraph" style:parent-style-name="Preformatted_20_Text">
      <style:text-properties officeooo:rsid="00049556" officeooo:paragraph-rsid="00049556"/>
    </style:style>
    <style:style style:name="P11" style:family="paragraph" style:parent-style-name="Preformatted_20_Text">
      <style:text-properties officeooo:paragraph-rsid="00049556"/>
    </style:style>
    <style:style style:name="P12" style:family="paragraph" style:parent-style-name="Preformatted_20_Text">
      <style:text-properties officeooo:rsid="00049556" officeooo:paragraph-rsid="00049556" fo:background-color="transparent"/>
    </style:style>
    <style:style style:name="P13" style:family="paragraph" style:parent-style-name="Preformatted_20_Text">
      <style:text-properties officeooo:rsid="0004aaed" officeooo:paragraph-rsid="0004aaed" fo:background-color="transparent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Standard">
      <style:text-properties fo:font-style="italic" officeooo:rsid="000ac8a4" officeooo:paragraph-rsid="0007840b" fo:background-color="transparent" style:font-style-asian="italic" style:font-style-complex="italic"/>
    </style:style>
    <style:style style:name="P16" style:family="paragraph" style:parent-style-name="Standard">
      <style:text-properties fo:font-style="normal" officeooo:rsid="000ac8a4" officeooo:paragraph-rsid="0007840b" fo:background-color="transparent" style:font-style-asian="normal" style:font-style-complex="normal"/>
    </style:style>
    <style:style style:name="P17" style:family="paragraph" style:parent-style-name="Standard">
      <style:text-properties fo:font-style="normal" officeooo:rsid="000bc17c" officeooo:paragraph-rsid="000bc17c" fo:background-color="transparent" style:font-style-asian="normal" style:font-style-complex="normal"/>
    </style:style>
    <style:style style:name="P18" style:family="paragraph" style:parent-style-name="Standard">
      <style:text-properties officeooo:rsid="00083318" officeooo:paragraph-rsid="000ac8a4" fo:background-color="transparent"/>
    </style:style>
    <style:style style:name="T1" style:family="text">
      <style:text-properties officeooo:rsid="00049556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49556" fo:background-color="transparent" loext:char-shading-value="0"/>
    </style:style>
    <style:style style:name="T4" style:family="text">
      <style:text-properties officeooo:rsid="000ac8a4"/>
    </style:style>
    <style:style style:name="T5" style:family="text">
      <style:text-properties fo:font-style="italic" officeooo:rsid="000ac8a4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c8a4" style:font-style-asian="normal" style:font-style-complex="normal"/>
    </style:style>
    <style:style style:name="T8" style:family="text">
      <style:text-properties style:text-line-through-style="solid" style:text-line-through-type="single" fo:font-style="normal" style:font-style-asian="normal" style:font-style-complex="normal"/>
    </style:style>
    <style:style style:name="T9" style:family="text">
      <style:text-properties style:text-line-through-style="none" style:text-line-through-type="none"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salando o Tomcat8</text:p>
      <text:p text:style-name="P1"/>
      <text:p text:style-name="P1">1- Primeiro vamos atualizar e dar um upgrade na maquina com o comando:</text:p>
      <text:p text:style-name="P1"/>
      <text:p text:style-name="P10"><text:span text:style-name="Source_20_Text">sudo apt-get update &amp;&amp; apt-get upgrade</text:span></text:p>
      <text:p text:style-name="P1"/>
      <text:p text:style-name="P1">2- Depois vamos instalar o Tomcat8 usando o comando:</text:p>
      <text:p text:style-name="P1"/>
      <text:p text:style-name="P10"><text:span text:style-name="Source_20_Text">sudo apt-get update &amp;&amp; apt-get upgrade</text:span></text:p>
      <text:p text:style-name="P1"/>
      <text:p text:style-name="P2"><text:span text:style-name="T1">3- Agora vamos instalar sua documentação </text:span>que fornecem aplicativos baseados na web que <text:span text:style-name="T2">documentam, testam e permitem a administração do Tomcat. Você pode instalar todos os três com o seguinte comando:</text:span></text:p>
      <text:p text:style-name="P3"/>
      <text:p text:style-name="P11"><text:span text:style-name="T3">sudo</text:span><text:span text:style-name="T2"> </text:span><text:span text:style-name="Source_20_Text"><text:span text:style-name="T2">apt-get install tomcat8-docs tomcat8-examples tomcat8-admin</text:span></text:span><text:span text:style-name="T2"> </text:span></text:p>
      <text:p text:style-name="P3"/>
      <text:p text:style-name="P4">4- Para iniciar, parar, ou reiniciar, use o comando:</text:p>
      <text:p text:style-name="P12"><text:span text:style-name="Source_20_Text">systemctl start tomcat8</text:span></text:p>
      <text:p text:style-name="Preformatted_20_Text"><text:span text:style-name="Source_20_Text">systemctl stop tomcat8</text:span></text:p>
      <text:p text:style-name="P14"><text:span text:style-name="Source_20_Text">systemctl restart tomcat8</text:span></text:p>
      <text:p text:style-name="P13">Instalando o MySql</text:p>
      <text:p text:style-name="P13"/>
      <text:p text:style-name="P13"><text:span text:style-name="Source_20_Text">sudo apt update</text:span></text:p>
      <text:p text:style-name="Preformatted_20_Text"><text:span text:style-name="Source_20_Text">sudo apt install mysql-server</text:span></text:p>
      <text:p text:style-name="P14"><text:span text:style-name="Source_20_Text">mysql_secure_installation</text:span></text:p>
      <text:p text:style-name="P13"/>
      <text:p text:style-name="P5">5- DNS</text:p>
      <text:p text:style-name="P5"/>
      <text:p text:style-name="P5">apt-get install bind9</text:p>
      <text:p text:style-name="P5">apt-get install dnsutils</text:p>
      <text:p text:style-name="P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8:21:06.421908453</meta:creation-date>
    <dc:date>2018-12-09T19:21:48.770546193</dc:date>
    <meta:editing-duration>PT10H58M43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111" meta:character-count="742" meta:non-whitespace-character-count="648"/>
  </office:meta>
</office:document-meta>
</file>